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paragraph-properties fo:margin-top="0.265cm" fo:margin-bottom="0cm" loext:contextual-spacing="false"/>
    </style:style>
    <style:style style:name="P3" style:family="paragraph" style:parent-style-name="Standard">
      <style:text-properties officeooo:rsid="0008d363" officeooo:paragraph-rsid="0008d363"/>
    </style:style>
    <style:style style:name="P4" style:family="paragraph" style:parent-style-name="Standard">
      <style:text-properties officeooo:rsid="000c7711" officeooo:paragraph-rsid="000b6f33"/>
    </style:style>
    <style:style style:name="P5" style:family="paragraph" style:parent-style-name="Standard">
      <style:text-properties officeooo:rsid="000c7711" officeooo:paragraph-rsid="000c7711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Table_20_Contents">
      <style:paragraph-properties fo:margin-left="0cm" fo:margin-right="0cm" style:line-height-at-least="0.503cm" fo:text-align="end" style:justify-single-word="false" fo:text-indent="0cm" style:auto-text-indent="false"/>
      <style:text-properties fo:color="#555555" fo:font-size="9.75pt"/>
    </style:style>
    <style:style style:name="P8" style:family="paragraph" style:parent-style-name="Heading_20_1">
      <style:text-properties fo:font-variant="normal" fo:text-transform="none" fo:color="#111111" style:font-name="Amazon Ember" fo:font-size="14.25pt" fo:letter-spacing="normal" fo:font-style="normal" fo:font-weight="normal" officeooo:rsid="000c7711" officeooo:paragraph-rsid="000b6f33"/>
    </style:style>
    <style:style style:name="P9" style:family="paragraph" style:parent-style-name="Table_20_Contents">
      <style:paragraph-properties fo:margin-left="0cm" fo:margin-right="0.026cm" fo:margin-top="0cm" fo:margin-bottom="0.026cm" loext:contextual-spacing="false" style:line-height-at-least="0.503cm" fo:text-indent="0cm" style:auto-text-indent="false"/>
    </style:style>
    <style:style style:name="P10" style:family="paragraph" style:parent-style-name="Standard" style:list-style-name="L1">
      <style:text-properties officeooo:rsid="0008d363" officeooo:paragraph-rsid="0008d363"/>
    </style:style>
    <style:style style:name="P11" style:family="paragraph" style:parent-style-name="Standard" style:list-style-name="L1">
      <style:text-properties officeooo:rsid="000b6f33" officeooo:paragraph-rsid="000b6f33"/>
    </style:style>
    <style:style style:name="P12" style:family="paragraph" style:parent-style-name="Standard">
      <style:text-properties officeooo:rsid="000c7711" officeooo:paragraph-rsid="000b6f33"/>
    </style:style>
    <style:style style:name="T1" style:family="text">
      <style:text-properties fo:color="#0066c0" style:text-line-through-style="none" style:text-line-through-type="none" style:text-underline-style="none" style:text-blinking="false"/>
    </style:style>
    <style:style style:name="T2" style:family="text">
      <style:text-properties fo:color="#767676"/>
    </style:style>
    <style:style style:name="T3" style:family="text">
      <style:text-properties fo:text-transform="uppercase" fo:color="#004b91" fo:font-size="6.75pt" fo:letter-spacing="normal" fo:font-weight="bold" loext:padding-left="0cm" loext:padding-right="0cm" loext:padding-top="0.053cm" loext:padding-bottom="0.053cm" loext:border-left="none" loext:border-right="none" loext:border-top="0.06pt dashed #a9a9a9" loext:border-bottom="0.06pt dashed #a9a9a9"/>
    </style:style>
    <style:style style:name="T4" style:family="text">
      <style:text-properties fo:color="#111111" fo:font-size="9.75pt" fo:font-weight="bold"/>
    </style:style>
    <style:style style:name="T5" style:family="text">
      <style:text-properties fo:color="#b12704"/>
    </style:style>
    <style:style style:name="T6" style:family="text">
      <style:text-properties fo:color="#b12704" style:text-underline-style="solid" style:text-underline-width="auto" style:text-underline-color="font-color" fo:background-color="transparent" loext:char-shading-value="0"/>
    </style:style>
    <style:style style:name="T7" style:family="text">
      <style:text-properties fo:color="#b12704" fo:font-size="12.7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ve Platform 1</text:p>
      <text:p text:style-name="P3"/>
      <text:p text:style-name="P3">Components</text:p>
      <text:list xml:id="list1939658950031822680" text:style-name="L1">
        <text:list-item>
          <text:p text:style-name="P10">Wheels</text:p>
        </text:list-item>
        <text:list-item>
          <text:p text:style-name="P10">Steering mechanism</text:p>
        </text:list-item>
        <text:list-item>
          <text:p text:style-name="P10">Motor</text:p>
        </text:list-item>
        <text:list-item>
          <text:p text:style-name="P10">Speed control</text:p>
        </text:list-item>
        <text:list-item>
          <text:p text:style-name="P11">Button</text:p>
        </text:list-item>
        <text:list-item>
          <text:p text:style-name="P11">Wires</text:p>
        </text:list-item>
        <text:list-item>
          <text:p text:style-name="P10">Battery</text:p>
        </text:list-item>
        <text:list-item>
          <text:p text:style-name="P10">Chassis</text:p>
        </text:list-item>
        <text:list-item>
          <text:p text:style-name="P10">Seats (O)</text:p>
        </text:list-item>
      </text:list>
      <text:p text:style-name="P3"/>
      <text:p text:style-name="P4">======================================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1:14:13.888372136</meta:creation-date>
    <dc:date>2017-10-26T21:14:48.132125011</dc:date>
    <meta:editing-duration>PT4H55M19S</meta:editing-duration>
    <meta:editing-cycles>4</meta:editing-cycles>
    <meta:generator>LibreOffice/5.1.6.2$Linux_x86 LibreOffice_project/10m0$Build-2</meta:generator>
    <meta:document-statistic meta:table-count="0" meta:image-count="0" meta:object-count="0" meta:page-count="1" meta:paragraph-count="12" meta:word-count="26" meta:character-count="148" meta:non-whitespace-character-count="143"/>
  </office:meta>
</office:document-meta>
</file>